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d4814" draw:textarea-horizontal-align="justify" draw:textarea-vertical-align="middle" draw:auto-grow-height="false" fo:min-height="2.036cm" fo:min-width="3.31cm"/>
    </style:style>
    <style:style style:name="gr2" style:family="graphic" style:parent-style-name="standard">
      <style:graphic-properties draw:textarea-horizontal-align="justify" draw:textarea-vertical-align="middle" draw:auto-grow-height="false" fo:min-height="1.398cm" fo:min-width="6.055cm" fo:wrap-option="no-wrap"/>
    </style:style>
    <style:style style:name="gr3" style:family="graphic" style:parent-style-name="standard">
      <style:graphic-properties draw:fill-color="#dd4814" draw:textarea-horizontal-align="justify" draw:textarea-vertical-align="middle" draw:auto-grow-height="false" fo:min-height="2.037cm" fo:min-width="4.885cm"/>
    </style:style>
    <style:style style:name="gr4"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5" style:family="graphic" style:parent-style-name="standard">
      <style:graphic-properties draw:textarea-horizontal-align="justify" draw:textarea-vertical-align="middle" draw:auto-grow-height="false" fo:min-height="1.398cm" fo:min-width="4.13cm" fo:wrap-option="no-wrap"/>
    </style:style>
    <style:style style:name="gr6"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7" style:family="graphic" style:parent-style-name="standard">
      <style:graphic-properties draw:textarea-horizontal-align="justify" draw:textarea-vertical-align="middle" draw:auto-grow-height="false" fo:min-height="1.398cm" fo:min-width="9.47cm" fo:wrap-option="no-wrap"/>
    </style:style>
    <style:style style:name="gr8" style:family="graphic" style:parent-style-name="standard">
      <style:graphic-properties draw:fill-color="#dd4814" draw:textarea-horizontal-align="justify" draw:textarea-vertical-align="middle" draw:auto-grow-height="false" fo:min-height="2.037cm" fo:min-width="6.751cm"/>
    </style:style>
    <style:style style:name="P1" style:family="paragraph">
      <style:paragraph-properties fo:text-align="center"/>
      <style:text-properties fo:font-size="26pt" style:font-size-asian="26pt" style:font-size-complex="26pt"/>
    </style:style>
    <style:style style:name="P2" style:family="paragraph">
      <loext:graphic-properties draw:fill-color="#dd4814"/>
      <style:paragraph-properties fo:text-align="center"/>
      <style:text-properties fo:font-size="26pt" style:font-size-asian="26pt" style:font-size-complex="26pt"/>
    </style:style>
    <style:style style:name="P3" style:family="paragraph">
      <style:paragraph-properties fo:text-align="center"/>
      <style:text-properties fo:font-size="24pt" style:font-size-asian="24pt" style:font-size-complex="24pt"/>
    </style:style>
    <style:style style:name="P4" style:family="paragraph">
      <loext:graphic-properties draw:fill-color="#dd4814"/>
      <style:paragraph-properties fo:text-align="center"/>
      <style:text-properties fo:font-size="24pt" style:font-size-asian="24pt" style:font-size-complex="24pt"/>
    </style:style>
    <style:style style:name="P5"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81cm" svg:height="2.286cm" svg:x="7.31cm" svg:y="16.367cm">
          <text:p text:style-name="P1"><text:span text:style-name="T1">data 1</text:span></text:p>
          <draw:enhanced-geometry svg:viewBox="0 0 21600 21600" draw:type="rectangle" draw:enhanced-path="M 0 0 L 21600 0 21600 21600 0 21600 0 0 Z N"/>
        </draw:custom-shape>
        <draw:custom-shape draw:style-name="gr2" draw:text-style-name="P3" draw:layer="layout" svg:width="10.033cm" svg:height="2.54cm" svg:x="1.61cm" svg:y="3.605cm">
          <text:p text:style-name="P3"><text:span text:style-name="T2">busy wait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9.017cm" svg:height="2.286cm" svg:x="11.722cm" svg:y="3.71cm">
          <text:p text:style-name="P3"><text:span text:style-name="T2">handle data 1</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4" draw:text-style-name="P5" draw:layer="layout" draw:type="line" svg:x1="9.215cm" svg:y1="16.367cm" svg:x2="11.722cm" svg:y2="4.853cm" draw:start-shape="id1" draw:start-glue-point="0" draw:end-shape="id2" draw:end-glue-point="5" svg:d="M9215 16367l2507-11514" svg:viewBox="0 0 2508 11515">
          <text:p/>
        </draw:connector>
        <draw:custom-shape draw:style-name="gr5" draw:text-style-name="P3" draw:layer="layout" svg:width="7.087cm" svg:height="2.54cm" svg:x="20.71cm" svg:y="3.606cm">
          <text:p text:style-name="P3"><text:span text:style-name="T2">busy wait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3" draw:id="id3" draw:layer="layout" svg:width="3.81cm" svg:height="2.286cm" svg:x="23.81cm" svg:y="16.367cm">
          <text:p text:style-name="P1"><text:span text:style-name="T1">data 2</text:span></text:p>
          <draw:enhanced-geometry svg:viewBox="0 0 21600 21600" draw:type="rectangle" draw:enhanced-path="M 0 0 L 21600 0 21600 21600 0 21600 0 0 Z N"/>
        </draw:custom-shape>
        <draw:custom-shape draw:style-name="gr3" draw:text-style-name="P4" xml:id="id4" draw:id="id4" draw:layer="layout" svg:width="9.017cm" svg:height="2.286cm" svg:x="27.822cm" svg:y="3.711cm">
          <text:p text:style-name="P3"><text:span text:style-name="T2">handle data 2</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 draw:text-style-name="P2" xml:id="id5" draw:id="id5" draw:layer="layout" svg:width="3.81cm" svg:height="2.286cm" svg:x="28.91cm" svg:y="16.367cm">
          <text:p text:style-name="P1"><text:span text:style-name="T1">data 3</text:span></text:p>
          <draw:enhanced-geometry svg:viewBox="0 0 21600 21600" draw:type="rectangle" draw:enhanced-path="M 0 0 L 21600 0 21600 21600 0 21600 0 0 Z N"/>
        </draw:custom-shape>
        <draw:connector draw:style-name="gr6" draw:text-style-name="P5" draw:layer="layout" draw:type="line" svg:x1="25.715cm" svg:y1="16.367cm" svg:x2="27.822cm" svg:y2="4.854cm" draw:start-shape="id3" draw:start-glue-point="0" draw:end-shape="id4" draw:end-glue-point="5" svg:d="M25715 16367l2107-11513" svg:viewBox="0 0 2108 11514">
          <text:p/>
        </draw:connector>
        <draw:custom-shape draw:style-name="gr3" draw:text-style-name="P4" xml:id="id6" draw:id="id6" draw:layer="layout" svg:width="9.017cm" svg:height="2.286cm" svg:x="36.822cm" svg:y="3.712cm">
          <text:p text:style-name="P3"><text:span text:style-name="T2">handle data 3</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6" draw:text-style-name="P5" draw:layer="layout" draw:type="line" svg:x1="30.815cm" svg:y1="16.367cm" svg:x2="36.822cm" svg:y2="4.855cm" draw:start-shape="id5" draw:start-glue-point="0" draw:end-shape="id6" draw:end-glue-point="5" svg:d="M30815 16367l6007-11512" svg:viewBox="0 0 6008 11513">
          <text:p/>
        </draw:connector>
        <draw:custom-shape draw:style-name="gr7" draw:text-style-name="P3" draw:layer="layout" svg:width="15.261cm" svg:height="2.54cm" svg:x="45.81cm" svg:y="3.607cm">
          <text:p text:style-name="P3"><text:span text:style-name="T2">busy wait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7" draw:id="id7" draw:layer="layout" svg:width="3.81cm" svg:height="2.286cm" svg:x="57.11cm" svg:y="16.367cm">
          <text:p text:style-name="P1"><text:span text:style-name="T1">data 4</text:span></text:p>
          <draw:enhanced-geometry svg:viewBox="0 0 21600 21600" draw:type="rectangle" draw:enhanced-path="M 0 0 L 21600 0 21600 21600 0 21600 0 0 Z N"/>
        </draw:custom-shape>
        <draw:custom-shape draw:style-name="gr8" draw:text-style-name="P4" xml:id="id8" draw:id="id8" draw:layer="layout" svg:width="12.141cm" svg:height="2.286cm" svg:x="61.122cm" svg:y="3.713cm">
          <text:p text:style-name="P3"><text:span text:style-name="T2">handle data 4</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6" draw:text-style-name="P5" draw:layer="layout" draw:type="line" svg:x1="59.015cm" svg:y1="16.367cm" svg:x2="61.122cm" svg:y2="4.856cm" draw:start-shape="id7" draw:start-glue-point="0" draw:end-shape="id8" draw:end-glue-point="5" svg:d="M59015 16367l2107-11511" svg:viewBox="0 0 2108 11512">
          <text:p/>
        </draw:connector>
        <draw:custom-shape draw:style-name="gr1" draw:text-style-name="P2" draw:layer="layout" svg:width="3.81cm" svg:height="2.286cm" svg:x="62.01cm" svg:y="16.367cm">
          <text:p text:style-name="P1"><text:span text:style-name="T1">data 5</text:span></text:p>
          <draw:enhanced-geometry svg:viewBox="0 0 21600 21600" draw:type="rectangle" draw:enhanced-path="M 0 0 L 21600 0 21600 21600 0 21600 0 0 Z N"/>
        </draw:custom-shape>
        <draw:custom-shape draw:style-name="gr1" draw:text-style-name="P2" xml:id="id9" draw:id="id9" draw:layer="layout" svg:width="3.81cm" svg:height="2.286cm" svg:x="68.41cm" svg:y="16.367cm">
          <text:p text:style-name="P1"><text:span text:style-name="T1">data 6</text:span></text:p>
          <draw:enhanced-geometry svg:viewBox="0 0 21600 21600" draw:type="rectangle" draw:enhanced-path="M 0 0 L 21600 0 21600 21600 0 21600 0 0 Z N"/>
        </draw:custom-shape>
        <draw:custom-shape draw:style-name="gr8" draw:text-style-name="P4" xml:id="id10" draw:id="id10" draw:layer="layout" svg:width="12.141cm" svg:height="2.286cm" svg:x="73.222cm" svg:y="3.714cm">
          <text:p text:style-name="P3"><text:span text:style-name="T2">handle data 6</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6" draw:text-style-name="P5" draw:layer="layout" draw:type="line" svg:x1="70.315cm" svg:y1="16.367cm" svg:x2="73.222cm" svg:y2="4.857cm" draw:start-shape="id9" draw:start-glue-point="0" draw:end-shape="id10" draw:end-glue-point="5" svg:d="M70315 16367l2907-11510" svg:viewBox="0 0 2908 1151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6.868cm" fo:page-height="22.07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4T16:12:09.702536660</meta:creation-date>
    <dc:date>2017-12-14T18:11:54.985792243</dc:date>
    <meta:editing-duration>PT11M56S</meta:editing-duration>
    <meta:editing-cycles>4</meta:editing-cycles>
    <meta:generator>LibreOffice/5.1.6.2$Linux_X86_64 LibreOffice_project/10m0$Build-2</meta:generator>
    <meta:document-statistic meta:object-count="19"/>
  </office:meta>
</office:document-meta>
</file>